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05042f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05042f" style:font-name-complex="Chilanka"/>
    </style:style>
    <style:style style:name="P3" style:family="paragraph" style:parent-style-name="Standard">
      <style:text-properties style:font-name="Chilanka" officeooo:rsid="000b764f" officeooo:paragraph-rsid="0005042f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05042f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05042f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05042f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05042f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05042f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05042f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05042f"/>
    </style:style>
    <style:style style:name="P11" style:family="paragraph" style:parent-style-name="Standard">
      <style:text-properties officeooo:rsid="000a77fc" officeooo:paragraph-rsid="0005042f"/>
    </style:style>
    <style:style style:name="P12" style:family="paragraph" style:parent-style-name="Standard">
      <style:text-properties officeooo:rsid="000ed379" officeooo:paragraph-rsid="0005042f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05042f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5T06:15:29.947888495</dc:date>
    <meta:editing-cycles>7</meta:editing-cycles>
    <meta:editing-duration>PT23M57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